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ccff" style:font-name="Ubuntu" style:text-underline-style="solid" style:text-underline-width="auto" style:text-underline-color="font-color" officeooo:rsid="00001309" officeooo:paragraph-rsid="00001309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style:text-underline-style="solid" style:text-underline-width="auto" style:text-underline-color="font-color" officeooo:rsid="00001309" officeooo:paragraph-rsid="00001309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style:text-underline-style="none" officeooo:rsid="00001309" officeooo:paragraph-rsid="00001309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style:text-underline-style="none" officeooo:rsid="0001c5e7" officeooo:paragraph-rsid="00029c40"/>
    </style:style>
    <style:style style:name="P6" style:family="paragraph" style:parent-style-name="Standard">
      <style:paragraph-properties fo:text-align="start" style:justify-single-word="false"/>
      <style:text-properties fo:color="#ff6600" style:font-name="Ubuntu" style:text-underline-style="solid" style:text-underline-width="auto" style:text-underline-color="font-color" officeooo:rsid="00001309" officeooo:paragraph-rsid="00001309"/>
    </style:style>
    <style:style style:name="T1" style:family="text">
      <style:text-properties fo:color="#ff0000"/>
    </style:style>
    <style:style style:name="T2" style:family="text">
      <style:text-properties fo:color="#00ffff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fo:color="#006600" style:font-name="Ubuntu1" style:font-name-asian="Ubuntu1" style:font-name-complex="Ubuntu1"/>
    </style:style>
    <style:style style:name="T5" style:family="text">
      <style:text-properties style:font-name-asian="Ubuntu1" style:font-name-complex="Ubuntu1"/>
    </style:style>
    <style:style style:name="T6" style:family="text">
      <style:text-properties fo:color="#ff3333" style:font-name="Ubuntu1" style:font-name-asian="Ubuntu1" style:font-name-complex="Ubuntu1"/>
    </style:style>
    <style:style style:name="T7" style:family="text">
      <style:text-properties officeooo:rsid="00022ce6"/>
    </style:style>
    <style:style style:name="T8" style:family="text">
      <style:text-properties fo:font-style="italic" officeooo:rsid="00022ce6" style:font-style-asian="italic" style:font-style-complex="italic"/>
    </style:style>
    <style:style style:name="T9" style:family="text">
      <style:text-properties fo:color="#669933" officeooo:rsid="00022ce6"/>
    </style:style>
    <style:style style:name="T10" style:family="text">
      <style:text-properties fo:color="#669933" fo:font-weight="bold" officeooo:rsid="00022ce6" style:font-weight-asian="bold" style:font-weight-complex="bold"/>
    </style:style>
    <style:style style:name="T11" style:family="text">
      <style:text-properties fo:color="#6666ff" officeooo:rsid="00022ce6"/>
    </style:style>
    <style:style style:name="T12" style:family="text">
      <style:text-properties fo:color="#6666ff" fo:font-weight="bold" officeooo:rsid="00022ce6" style:font-weight-asian="bold" style:font-weight-complex="bold"/>
    </style:style>
    <style:style style:name="T13" style:family="text">
      <style:text-properties fo:font-weight="bold" officeooo:rsid="00022ce6" style:font-weight-asian="bold" style:font-weight-complex="bold"/>
    </style:style>
    <style:style style:name="T14" style:family="text">
      <style:text-properties fo:color="#ff9999" fo:font-weight="bold" officeooo:rsid="00022ce6" style:font-weight-asian="bold" style:font-weight-complex="bold"/>
    </style:style>
    <style:style style:name="T15" style:family="text">
      <style:text-properties fo:color="#ff9999" fo:font-weight="normal" officeooo:rsid="00022ce6" style:font-weight-asian="normal" style:font-weight-complex="normal"/>
    </style:style>
    <style:style style:name="T16" style:family="text">
      <style:text-properties fo:font-weight="normal" officeooo:rsid="00022ce6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4</text:p>
      <text:p text:style-name="P2">Division</text:p>
      <text:p text:style-name="P4"><text:tab/>When one integer is divided by a second <text:span text:style-name="T1">nonzero integer</text:span>, the quotient may or may not be an <text:span text:style-name="T2">integer</text:span>. </text:p>
      <text:p text:style-name="P4"/>
      <text:p text:style-name="P3">EX</text:p>
      <text:p text:style-name="P4"><text:tab/><draw:frame draw:style-name="fr1" draw:name="Object1" text:anchor-type="as-char" svg:y="-0.2437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4">√ </text:span><text:span text:style-name="T3">, </text:span><text:span text:style-name="T5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 = 2.75 </text:span><text:span text:style-name="T6">x</text:span></text:p>
      <text:p text:style-name="P4"><text:span text:style-name="T6"/></text:p>
      <text:p text:style-name="P6">Definition 1</text:p>
      <text:p text:style-name="P5"><text:tab/><text:span text:style-name="T7">If </text:span><text:span text:style-name="T10">A</text:span><text:span text:style-name="T7"> and </text:span><text:span text:style-name="T12">B</text:span><text:span text:style-name="T7"> are integers with </text:span><text:span text:style-name="T10">A</text:span><text:span text:style-name="T7"> != 0, we say that </text:span><text:span text:style-name="T10">A</text:span><text:span text:style-name="T7"> </text:span><text:span text:style-name="T8">divides</text:span><text:span text:style-name="T7"> </text:span><text:span text:style-name="T12">B</text:span><text:span text:style-name="T7">. If there is an integer </text:span><text:span text:style-name="T14">C </text:span><text:span text:style-name="T16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23T15:47:42.105862935</dc:date>
    <meta:editing-duration>PT6M34S</meta:editing-duration>
    <meta:editing-cycles>3</meta:editing-cycles>
    <meta:generator>LibreOffice/5.1.6.2$Linux_X86_64 LibreOffice_project/10m0$Build-2</meta:generator>
    <meta:document-statistic meta:table-count="0" meta:image-count="0" meta:object-count="2" meta:page-count="1" meta:paragraph-count="7" meta:word-count="55" meta:character-count="239" meta:non-whitespace-character-count="186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